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 Sans SemiBold" svg:font-family="'Open Sans SemiBold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Open Sans SemiBold" fo:font-size="22pt" style:text-underline-style="solid" style:text-underline-width="auto" style:text-underline-color="font-color" officeooo:rsid="00147f69" officeooo:paragraph-rsid="00147f69" style:font-size-asian="19.25pt" style:font-size-complex="22pt"/>
    </style:style>
    <style:style style:name="P2" style:family="paragraph" style:parent-style-name="Standard">
      <style:paragraph-properties fo:text-align="justify" style:justify-single-word="false"/>
      <style:text-properties style:font-name="Open Sans SemiBold" fo:font-size="16pt" style:text-underline-style="none" officeooo:rsid="0014a6e4" officeooo:paragraph-rsid="0014a6e4" style:font-size-asian="19.25pt" style:font-size-complex="22pt"/>
    </style:style>
    <style:style style:name="T1" style:family="text">
      <style:text-properties officeooo:rsid="0014ed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isting in Javascript</text:p>
      <text:p text:style-name="P1"/>
      <text:p text:style-name="P2">Hoisting means moving a variable/function ( anything ) on the top of it’s current scope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 Sans SemiBold" svg:font-family="'Open Sans SemiBold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9T11:01:45.145807027</meta:creation-date>
    <meta:generator>LibreOffice/7.5.1.2$Linux_X86_64 LibreOffice_project/50$Build-2</meta:generator>
    <dc:date>2023-04-09T12:07:59.550497387</dc:date>
    <meta:editing-duration>PT1H6M14S</meta:editing-duration>
    <meta:editing-cycles>3</meta:editing-cycles>
    <meta:document-statistic meta:table-count="0" meta:image-count="0" meta:object-count="0" meta:page-count="1" meta:paragraph-count="2" meta:word-count="18" meta:character-count="111" meta:non-whitespace-character-count="94"/>
  </office:meta>
</office:document-meta>
</file>